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Fine_20_Dashed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svg:stroke-width="0.1cm" draw:marker-start-width="0.5cm" draw:marker-end-width="0.5cm" draw:fill="solid" draw:opacity-name="Transparency_20_1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opacity-name="Transparency_20_1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3.6cm" svg:height="0.962cm" svg:x="8.6cm" svg:y="1.3cm">
          <draw:text-box>
            <text:p><text:s text:c="5"/>ATM</text:p>
          </draw:text-box>
        </draw:frame>
        <draw:custom-shape draw:style-name="gr2" draw:text-style-name="P1" draw:layer="layout" svg:width="19.2cm" svg:height="5.8cm" svg:x="7.8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layer="layout" svg:width="5.6cm" svg:height="0.962cm" svg:x="12.2cm" svg:y="1.3cm">
          <draw:text-box>
            <text:p><text:s text:c="5"/>AtmDatabase</text:p>
          </draw:text-box>
        </draw:frame>
        <draw:g>
          <draw:line draw:style-name="gr3" draw:text-style-name="P1" draw:layer="layout" svg:x1="15.2cm" svg:y1="2.1cm" svg:x2="15.2cm" svg:y2="12.9cm">
            <text:p/>
          </draw:line>
          <draw:custom-shape draw:style-name="gr4" draw:text-style-name="P1" draw:layer="layout" svg:width="0.4cm" svg:height="2.038cm" svg:x="15cm" svg:y="2.662cm">
            <text:p/>
            <draw:enhanced-geometry svg:viewBox="0 0 21600 21600" draw:type="rectangle" draw:enhanced-path="M 0 0 L 21600 0 21600 21600 0 21600 0 0 Z N"/>
          </draw:custom-shape>
        </draw:g>
        <draw:frame draw:style-name="gr1" draw:layer="layout" svg:width="3.9cm" svg:height="0.962cm" svg:x="17.6cm" svg:y="1.4cm">
          <draw:text-box>
            <text:p><text:s text:c="5"/>Bank</text:p>
          </draw:text-box>
        </draw:frame>
        <draw:g>
          <draw:line draw:style-name="gr3" draw:text-style-name="P1" draw:layer="layout" svg:x1="19.6cm" svg:y1="2.2cm" svg:x2="19.6cm" svg:y2="13cm">
            <text:p/>
          </draw:line>
          <draw:custom-shape draw:style-name="gr5" draw:text-style-name="P1" draw:layer="layout" svg:width="0.4cm" svg:height="2.038cm" svg:x="19.4cm" svg:y="2.562cm">
            <text:p/>
            <draw:enhanced-geometry svg:viewBox="0 0 21600 21600" draw:type="rectangle" draw:enhanced-path="M 0 0 L 21600 0 21600 21600 0 21600 0 0 Z N"/>
          </draw:custom-shape>
        </draw:g>
        <draw:line draw:style-name="gr6" draw:text-style-name="P1" draw:layer="layout" svg:x1="10.4cm" svg:y1="5.7cm" svg:x2="15.2cm" svg:y2="5.7cm">
          <text:p/>
        </draw:line>
        <draw:line draw:style-name="gr7" draw:text-style-name="P1" draw:layer="layout" svg:x1="4.2cm" svg:y1="9.8cm" svg:x2="14.9cm" svg:y2="9.8cm">
          <text:p/>
        </draw:line>
        <draw:g>
          <draw:line draw:style-name="gr3" draw:text-style-name="P1" draw:layer="layout" svg:x1="10.4cm" svg:y1="2.2cm" svg:x2="10.4cm" svg:y2="13cm">
            <text:p/>
          </draw:line>
          <draw:custom-shape draw:style-name="gr8" draw:text-style-name="P1" draw:layer="layout" svg:width="0.4cm" svg:height="2.038cm" svg:x="10.2cm" svg:y="2.862cm">
            <text:p/>
            <draw:enhanced-geometry svg:viewBox="0 0 21600 21600" draw:type="rectangle" draw:enhanced-path="M 0 0 L 21600 0 21600 21600 0 21600 0 0 Z N"/>
          </draw:custom-shape>
        </draw:g>
        <draw:frame draw:style-name="gr1" draw:layer="layout" svg:width="6.2cm" svg:height="0.962cm" svg:x="21.1cm" svg:y="1.4cm">
          <draw:text-box>
            <text:p><text:s text:c="5"/>BankDatabase</text:p>
          </draw:text-box>
        </draw:frame>
        <draw:g>
          <draw:line draw:style-name="gr3" draw:text-style-name="P1" draw:layer="layout" svg:x1="24.4cm" svg:y1="2.1cm" svg:x2="24.4cm" svg:y2="12.9cm">
            <text:p/>
          </draw:line>
          <draw:custom-shape draw:style-name="gr5" draw:text-style-name="P1" draw:layer="layout" svg:width="0.4cm" svg:height="2.038cm" svg:x="24.2cm" svg:y="2.462cm">
            <text:p/>
            <draw:enhanced-geometry svg:viewBox="0 0 21600 21600" draw:type="rectangle" draw:enhanced-path="M 0 0 L 21600 0 21600 21600 0 21600 0 0 Z N"/>
          </draw:custom-shape>
        </draw:g>
        <draw:line draw:style-name="gr7" draw:text-style-name="P1" draw:layer="layout" svg:x1="19.7cm" svg:y1="6cm" svg:x2="24.4cm" svg:y2="6cm">
          <text:p/>
        </draw:line>
        <draw:line draw:style-name="gr7" draw:text-style-name="P1" draw:layer="layout" svg:x1="10.5cm" svg:y1="7.8cm" svg:x2="19.6cm" svg:y2="7.8cm">
          <text:p/>
        </draw:line>
        <draw:frame draw:style-name="gr1" draw:layer="layout" svg:width="2.8cm" svg:height="0.962cm" svg:x="11.6cm" svg:y="5cm">
          <draw:text-box>
            <text:p>Init</text:p>
          </draw:text-box>
        </draw:frame>
        <draw:custom-shape draw:style-name="gr9" draw:text-style-name="P1" draw:layer="layout" svg:width="3cm" svg:height="0.6cm" svg:x="7.1cm" svg:y="4.2cm">
          <text:p text:style-name="P1">StartUp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5.1cm" svg:y1="6.402cm" svg:x2="10.481cm" svg:y2="6.402cm">
          <text:p/>
        </draw:line>
        <draw:custom-shape draw:style-name="gr9" draw:text-style-name="P1" draw:layer="layout" svg:width="6.5cm" svg:height="3.4cm" svg:x="0.3cm" svg:y="5.8cm">
          <text:p text:style-name="P1">Out of Servic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layer="layout" svg:width="3.4cm" svg:height="0.962cm" svg:x="11.2cm" svg:y="5.762cm">
          <draw:text-box>
            <text:p>OK/NOK</text:p>
          </draw:text-box>
        </draw:frame>
        <draw:line draw:style-name="gr7" draw:text-style-name="P1" draw:layer="layout" svg:x1="10.181cm" svg:y1="6.902cm" svg:x2="6.8cm" svg:y2="7cm">
          <text:p/>
        </draw:line>
        <draw:frame draw:style-name="gr10" draw:layer="layout" svg:width="2.1cm" svg:height="0.962cm" svg:x="8.5cm" svg:y="6.1cm">
          <draw:text-box>
            <text:p>NOK</text:p>
          </draw:text-box>
        </draw:frame>
        <draw:frame draw:style-name="gr11" draw:layer="layout" svg:width="9.7cm" svg:height="0.962cm" svg:x="10.5cm" svg:y="6.6cm">
          <draw:text-box>
            <text:p>Check For Bank Connection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2T23:54:53.207622035</meta:creation-date>
    <dc:date>2016-08-03T00:30:06.264491810</dc:date>
    <meta:editing-duration>PT4M21S</meta:editing-duration>
    <meta:editing-cycles>1</meta:editing-cycles>
    <meta:document-statistic meta:object-count="52"/>
    <meta:generator>LibreOffice/4.2.8.2$Linux_X86_64 LibreOffice_project/420m0$Build-2</meta:generator>
  </office:meta>
</office:document-meta>
</file>